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ae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9cm" svg:height="1.3cm" svg:x="9.2cm" svg:y="10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goul Samuel</meta:initial-creator>
    <meta:creation-date>2013-08-28T14:23:05</meta:creation-date>
    <dc:date>2013-08-28T14:27:55</dc:date>
    <dc:creator>Degoul Samuel</dc:creator>
    <meta:editing-duration>P0D</meta:editing-duration>
    <meta:editing-cycles>1</meta:editing-cycles>
    <meta:generator>LibreOffice/3.5$Linux_X86_64 LibreOffice_project/350m1$Build-2</meta:generator>
    <meta:document-statistic meta:object-count="1"/>
  </office:meta>
</office:document-meta>
</file>